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gradient" draw:fill-color="#198a8a" draw:fill-gradient-name="Gradient_20_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ellipse draw:style-name="gr1" draw:text-style-name="P1" draw:layer="layout" svg:width="2.75cm" svg:height="1.25cm" svg:x="6.25cm" svg:y="5cm">
            <text:p text:style-name="P1">Model</text:p>
          </draw:ellipse>
          <draw:ellipse draw:style-name="gr1" draw:text-style-name="P1" draw:layer="layout" svg:width="2.75cm" svg:height="1.25cm" svg:x="8.75cm" svg:y="2.5cm">
            <text:p text:style-name="P1">Control</text:p>
          </draw:ellipse>
          <draw:ellipse draw:style-name="gr1" draw:text-style-name="P1" draw:layer="layout" svg:width="2.75cm" svg:height="1.25cm" svg:x="11.25cm" svg:y="5cm">
            <text:p text:style-name="P1">View</text:p>
          </draw:ellipse>
          <draw:line draw:style-name="gr2" draw:text-style-name="P1" draw:layer="layout" svg:x1="8.25cm" svg:y1="4.75cm" svg:x2="9cm" svg:y2="3.75cm">
            <text:p/>
          </draw:line>
          <draw:line draw:style-name="gr2" draw:text-style-name="P1" draw:layer="layout" svg:x1="11.5cm" svg:y1="3.5cm" svg:x2="12.25cm" svg:y2="4.75cm">
            <text:p/>
          </draw:line>
          <draw:line draw:style-name="gr2" draw:text-style-name="P1" draw:layer="layout" svg:x1="11.75cm" svg:y1="4.75cm" svg:x2="11.25cm" svg:y2="3.75cm">
            <text:p/>
          </draw:line>
        </draw:g>
        <draw:custom-shape draw:style-name="gr3" draw:text-style-name="P1" draw:layer="layout" svg:width="1.75cm" svg:height="1.25cm" svg:x="2.507cm" svg:y="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1cm" svg:height="0.5cm" svg:x="4.75cm" svg:y="5.5cm">
          <text:p/>
          <draw:enhanced-geometry svg:viewBox="0 0 21600 21600" draw:text-areas="0 ?f0 ?f5 ?f2" draw:type="right-arrow" draw:modifiers="11627.4483677548 6165.269461077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ellipse draw:style-name="gr5" draw:text-style-name="P1" draw:layer="layout" svg:width="0.45cm" svg:height="0.469cm" svg:x="16.283cm" svg:y="4.571cm">
            <text:p/>
          </draw:ellipse>
          <draw:line draw:style-name="gr6" draw:text-style-name="P1" draw:layer="layout" svg:x1="16.133cm" svg:y1="5.353cm" svg:x2="16.883cm" svg:y2="5.353cm">
            <text:p/>
          </draw:line>
          <draw:line draw:style-name="gr6" draw:text-style-name="P1" draw:layer="layout" svg:x1="16.504cm" svg:y1="5.054cm" svg:x2="16.504cm" svg:y2="5.992cm">
            <text:p/>
          </draw:line>
          <draw:line draw:style-name="gr6" draw:text-style-name="P1" draw:layer="layout" svg:x1="16.503cm" svg:y1="5.999cm" svg:x2="16.264cm" svg:y2="6.321cm">
            <text:p/>
          </draw:line>
          <draw:line draw:style-name="gr6" draw:text-style-name="P1" draw:layer="layout" svg:x1="16.798cm" svg:y1="6.307cm" svg:x2="16.517cm" svg:y2="5.985cm">
            <text:p/>
          </draw:line>
        </draw:g>
        <draw:custom-shape draw:style-name="gr4" draw:text-style-name="P1" draw:layer="layout" svg:width="1.171cm" svg:height="0.468cm" svg:x="14.587cm" svg:y="5.3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808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吉田 光良</meta:initial-creator>
    <meta:creation-date>2011-06-08T01:59:30.83</meta:creation-date>
    <dc:date>2011-06-08T03:16:14.54</dc:date>
    <dc:creator>吉田 光良</dc:creator>
    <meta:editing-duration>PT00H01M57S</meta:editing-duration>
    <meta:editing-cycles>1</meta:editing-cycles>
    <meta:document-statistic meta:object-count="16"/>
    <meta:generator>OpenOffice.org/3.1$Win32 OpenOffice.org_project/310m19$Build-9420</meta:generator>
  </office:meta>
</office:document-meta>
</file>